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enerateMetadataFiles</text:span> - python script to generate metadata files(comma separated file with column name, datatype, is_primarykey fields). These files are useful to form hive scripts.</text:p>
      <text:p text:style-name="Standard">Sample files are available in <text:span text:style-name="T1">sample_metadata_files</text:span> folder.</text:p>
      <text:p text:style-name="Standard"/>
      <text:p text:style-name="Standard"><text:span text:style-name="T1">Incremental Load scripts</text:span> - Folder having incremental load scripts, needed to modify the data at source side.</text:p>
      <text:p text:style-name="Standard"><text:span text:style-name="T1">ss_generalize_scripts</text:span> - python script to generate hive and shell scripts for both full load and incremental load tables.</text:p>
      <text:p text:style-name="Standard">Sample scripts are available in <text:span text:style-name="T1">sample_scripts</text:span> folder</text:p>
      <text:p text:style-name="Standard"/>
      <text:p text:style-name="Standard"><text:span text:style-name="T1">crontab</text:span> - python script to generate the commands required for scheduling in oozie.</text:p>
      <text:p text:style-name="Standard"/>
      <text:p text:style-name="Standard"><text:span text:style-name="T2">full_workflow</text:span> – oozie workflow xml file to execute the full load process.</text:p>
      <text:p text:style-name="Standard"><text:span text:style-name="T2">incremental_workflow</text:span> <text:s/>– oozie workflow xml file to execute the incremental load process.</text:p>
      <text:p text:style-name="Standard"><text:span text:style-name="T2">coordinator</text:span> – oozie xml file to schedule the incremental_workflow jobs.</text:p>
      <text:p text:style-name="Standard"><text:span text:style-name="T2">bundle</text:span> – single oozie xml file to bind all the coordinator jobs together.</text:p>
      <text:p text:style-name="Standard"><text:span text:style-name="T2">job</text:span> - <text:s/>properties file to configure properties needed to run oozie workflow.</text:p>
      <text:p text:style-name="Standard"/>
      <text:p text:style-name="Standard">Note:- The filepath in HDFS are as follows:-</text:p>
      <text:list xml:id="list5721477738984806132" text:style-name="L1">
        <text:list-item>
          <text:p text:style-name="P2">/user/root/attunity_poc/source – To place all full and incremental load files, this path is configured in attunity</text:p>
        </text:list-item>
        <text:list-item>
          <text:p text:style-name="P2">/user/root/attunity_poc/scripts – To place hive and shell script files for both FL and IL</text:p>
        </text:list-item>
        <text:list-item>
          <text:p text:style-name="P2">/user/root/attunity_poc/archive – To move the files to, at the end of IL process.</text:p>
        </text:list-item>
      </text:list>
      <text:p text:style-name="Standard">The Hive databases used are:-</text:p>
      <text:list xml:id="list7937653536474963010" text:style-name="L2">
        <text:list-item>
          <text:p text:style-name="P3">ss_source – For hive souce tables, configured in attunity.</text:p>
        </text:list-item>
        <text:list-item>
          <text:p text:style-name="P3">ss_target – For hive final tables that holds up-to-date data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1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05-07T12:57:55.19</dc:date>
    <dc:creator>Srilatha Bandari</dc:creator>
    <meta:generator>OpenOffice/4.1.2$Win32 OpenOffice.org_project/412m3$Build-9782</meta:generator>
    <meta:editing-duration>PT4M48S</meta:editing-duration>
    <meta:editing-cycles>2</meta:editing-cycles>
    <meta:document-statistic meta:table-count="0" meta:image-count="0" meta:object-count="0" meta:page-count="1" meta:paragraph-count="18" meta:word-count="225" meta:character-count="1464"/>
  </office:meta>
</office:document-meta>
</file>